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92.6mm"/>
    </style:style>
    <style:style style:name="co3" style:family="table-column">
      <style:table-column-properties fo:break-before="auto" style:column-width="11.64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7.41mm"/>
    </style:style>
    <style:style style:name="co7" style:family="table-column">
      <style:table-column-properties fo:break-before="auto" style:column-width="29.63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11.32mm" fo:break-before="auto" style:use-optimal-row-height="false"/>
    </style:style>
    <style:style style:name="ro5" style:family="table-row">
      <style:table-row-properties style:row-height="18.47mm" fo:break-before="auto" style:use-optimal-row-height="false"/>
    </style:style>
    <style:style style:name="ro6" style:family="table-row">
      <style:table-row-properties style:row-height="15.03mm" fo:break-before="auto" style:use-optimal-row-height="false"/>
    </style:style>
    <style:style style:name="ro7" style:family="table-row">
      <style:table-row-properties style:row-height="39.69mm" fo:break-before="auto" style:use-optimal-row-height="false"/>
    </style:style>
    <style:style style:name="ro8" style:family="table-row">
      <style:table-row-properties style:row-height="19mm" fo:break-before="auto" style:use-optimal-row-height="false"/>
    </style:style>
    <style:style style:name="ro9" style:family="table-row">
      <style:table-row-properties style:row-height="36.2mm" fo:break-before="auto" style:use-optimal-row-height="false"/>
    </style:style>
    <style:style style:name="ro10" style:family="table-row">
      <style:table-row-properties style:row-height="25.14mm" fo:break-before="auto" style:use-optimal-row-height="false"/>
    </style:style>
    <style:style style:name="ro11" style:family="table-row">
      <style:table-row-properties style:row-height="18.24mm" fo:break-before="auto" style:use-optimal-row-height="false"/>
    </style:style>
    <style:style style:name="ro12" style:family="table-row">
      <style:table-row-properties style:row-height="7.36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2.65mm" fo:break-before="auto" style:use-optimal-row-height="false"/>
    </style:style>
    <style:style style:name="ro15" style:family="table-row">
      <style:table-row-properties style:row-height="26.8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middl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wrap-option="wrap" fo:border="0.06pt solid #000000" style:vertical-align="middle"/>
    </style:style>
    <style:style style:name="ce9" style:family="table-cell" style:parent-style-name="Default" style:data-style-name="N0"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12" style:family="table-cell" style:parent-style-name="Default" style:data-style-name="N0">
      <style:table-cell-properties fo:border="0.06pt solid #000000"/>
      <style:text-properties fo:font-size="20pt" style:font-size-asian="20pt" style:font-size-complex="20pt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15" style:family="table-cell" style:parent-style-name="Default" style:data-style-name="N0">
      <style:table-cell-properties fo:border-bottom="none" fo:border-left="0.06pt solid #000000" fo:border-right="none" fo:border-top="none"/>
      <style:text-properties fo:font-size="20pt" style:font-size-asian="20pt" style:font-size-complex="20pt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8" style:family="table-cell" style:parent-style-name="Default" style:data-style-name="N0">
      <style:text-properties fo:font-size="20pt" style:font-size-asian="20pt" style:font-size-complex="20pt"/>
    </style:style>
    <style:style style:name="ce19" style:family="table-cell" style:parent-style-name="Default" style:data-style-name="N111"/>
    <style:style style:name="ce20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21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22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3" style:family="table-cell" style:parent-style-name="Default" style:data-style-name="N0">
      <style:table-cell-properties style:vertical-align="top"/>
    </style:style>
    <style:style style:name="ce24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5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6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27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8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グループ活動報告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4" table:default-cell-style-name="ce1"/>
        <table:table-row table:style-name="ro1">
          <table:table-cell/>
          <table:table-cell table:style-name="ce6" office:value-type="string" calcext:value-type="string">
            <text:p>グループ活動報告書</text:p>
          </table:table-cell>
          <table:table-cell table:style-name="ce9" office:value-type="string" calcext:value-type="string">
            <text:p>（　28 班）</text:p>
          </table:table-cell>
          <table:table-cell table:number-columns-repeated="5"/>
          <table:table-cell office:value-type="string" calcext:value-type="string">
            <text:p>←班を記入してください．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集合日時</text:p>
          </table:table-cell>
          <table:table-cell table:style-name="ce2" office:value-type="string" calcext:value-type="string" table:number-columns-spanned="1" table:number-rows-spanned="2">
            <text:p>内容(具体的に)</text:p>
          </table:table-cell>
          <table:table-cell table:style-name="ce2" office:value-type="string" calcext:value-type="string" table:number-columns-spanned="3" table:number-rows-spanned="1">
            <text:p>氏　　名</text:p>
          </table:table-cell>
          <table:covered-table-cell table:number-columns-repeated="2"/>
          <table:table-cell table:number-columns-repeated="1019"/>
        </table:table-row>
        <table:table-row table:style-name="ro3">
          <table:covered-table-cell table:number-columns-repeated="2"/>
          <table:table-cell table:style-name="ce10" office:value-type="string" calcext:value-type="string">
            <text:p>織田</text:p>
          </table:table-cell>
          <table:table-cell table:style-name="ce10" office:value-type="string" calcext:value-type="string">
            <text:p>矢野</text:p>
          </table:table-cell>
          <table:table-cell table:style-name="ce10" office:value-type="string" calcext:value-type="string">
            <text:p>山口</text:p>
          </table:table-cell>
          <table:table-cell table:style-name="ce13"/>
          <table:table-cell table:style-name="ce16" table:number-columns-repeated="2"/>
          <table:table-cell office:value-type="string" calcext:value-type="string">
            <text:p>←班員の氏名を記入してください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0月29日</text:p>
            <text:p>１7時３０分</text:p>
          </table:table-cell>
          <table:table-cell table:style-name="ce7" office:value-type="string" calcext:value-type="string">
            <text:p>ゲームの全体の設計について詳細を詰めた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office:value-type="string" calcext:value-type="string">
            <text:p>←記入例です．○△×の意味は24行目にあります．</text:p>
            <text:p>　改行する時はCtrl+Enter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1月２日</text:p>
            <text:p>１7時３０分</text:p>
          </table:table-cell>
          <table:table-cell table:style-name="ce7" office:value-type="string" calcext:value-type="string">
            <text:p>ゲームのおおまかなプログラムを作成した。</text:p>
            <text:p>画面の描画をして、変数を構造体にまとめた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6日</text:p>
            <text:p>　17時30分</text:p>
          </table:table-cell>
          <table:table-cell table:style-name="ce7" office:value-type="string" calcext:value-type="string">
            <text:p>プレイヤーの移動、金塊の取得などのゲームシステム</text:p>
            <text:p>の元を作成した。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　11月7日</text:p>
            <text:p>　18時00分</text:p>
          </table:table-cell>
          <table:table-cell table:style-name="ce7" office:value-type="string" calcext:value-type="string">
            <text:p>・監視カメラ単体の実装</text:p>
            <text:p>・プレイヤーのスムーズな移動</text:p>
            <text:p>・ネットワークを用いたプレイヤー位置の同期処理</text:p>
            <text:p>・棚との当たり判定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6">
          <table:table-cell table:style-name="ce3" office:value-type="string" calcext:value-type="string">
            <text:p>11月8日</text:p>
            <text:p>　17時00分</text:p>
          </table:table-cell>
          <table:table-cell table:style-name="ce7" office:value-type="string" calcext:value-type="string">
            <text:p>・ネットワークを用いた移動のスムーズな処理</text:p>
            <text:p>・敵の移動が画面内になるように改良</text:p>
            <text:p>・二次元配列のマップから、障害物の配置を実装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7">
          <table:table-cell table:style-name="ce3" office:value-type="string" calcext:value-type="string">
            <text:p>　11月11日</text:p>
            <text:p>　12時40分</text:p>
          </table:table-cell>
          <table:table-cell table:style-name="ce7" office:value-type="string" calcext:value-type="string">
            <text:p>・当たり判定の修正</text:p>
            <text:p>・マップデータからオブジェクトの読み込み</text:p>
            <text:p>・監視カメラの視界と、監視カメラ本体の回転座標の</text:p>
            <text:p>同期</text:p>
            <text:p>・監視カメラオブジェクトの角度の設定、量産化</text:p>
            <text:p>・3人でのネットワーク通信を実装</text:p>
            <text:p>・監視カメラの視野に入ったプレイヤーを消えるように</text:p>
            <text:p>実装</text:p>
            <text:p>・それぞれの班員で作ったプログラムを統合して</text:p>
            <text:p>不具合を解消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　11月13日</text:p>
            <text:p>18時00分</text:p>
          </table:table-cell>
          <table:table-cell table:style-name="ce7" office:value-type="string" calcext:value-type="string">
            <text:p>・ネットワーク通信方式を座標の送信から、キー入力状</text:p>
            <text:p>態を送信する方法に変更し、ネットワークのラグを解消</text:p>
            <text:p>・プログラムが終了すると、サーバーも終了するように</text:p>
            <text:p>改良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15日</text:p>
            <text:p>15時00分</text:p>
          </table:table-cell>
          <table:table-cell table:style-name="ce7" office:value-type="string" calcext:value-type="string">
            <text:p>・ネットワーク機能と、マップ作成機能のプログラムの統</text:p>
            <text:p>合と、バグの修正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9">
          <table:table-cell table:style-name="ce4" office:value-type="string" calcext:value-type="string">
            <text:p>　11月18日</text:p>
            <text:p>12時50分</text:p>
          </table:table-cell>
          <table:table-cell table:style-name="ce8" office:value-type="string" calcext:value-type="string">
            <text:p>・プレイヤーの移動の不具合を改善するための方法を検討</text:p>
            <text:p>・ネットワーク通信をしている状態で金塊をとれるよう実装</text:p>
            <text:p>・スタート画面の実装</text:p>
            <text:p>・プログラムの統合と、ヘッダファイル等の整理</text:p>
            <text:p>・敵の移動の実装</text:p>
            <text:p>・参照バグの修正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5日</text:p>
            <text:p>　12時50分</text:p>
          </table:table-cell>
          <table:table-cell table:style-name="ce8" office:value-type="string" calcext:value-type="string">
            <text:p>・カメラの視界と、カメラ本体の回転の同期</text:p>
            <text:p>・プレイヤー斜め移動の速度の改善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7日</text:p>
            <text:p>　14時30分</text:p>
          </table:table-cell>
          <table:table-cell table:style-name="ce8" office:value-type="string" calcext:value-type="string">
            <text:p>・敵のランダム移動</text:p>
            <text:p>・敵がプレイヤーを追尾する動きの実装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10">
          <table:table-cell table:style-name="ce4" office:value-type="string" calcext:value-type="string">
            <text:p>　11月29日</text:p>
            <text:p>　14時30分</text:p>
          </table:table-cell>
          <table:table-cell table:style-name="ce8" office:value-type="string" calcext:value-type="string">
            <text:p>・敵がプレイヤーを追尾する動きの実装</text:p>
            <text:p>・プレイヤーの斜め移動の実装</text:p>
            <text:p>・フレームレートの実装</text:p>
            <text:p>・カメラの視点と、カメラ本体の回転</text:p>
            <text:p>・敵のランダムな動きの実装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2月2日</text:p>
            <text:p>　12時50分</text:p>
          </table:table-cell>
          <table:table-cell table:style-name="ce7" office:value-type="string" calcext:value-type="string">
            <text:p>・スタート画面、フレームレートの実装したプログラムと</text:p>
            <text:p>の統合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11">
          <table:table-cell table:style-name="ce4" office:value-type="string" calcext:value-type="string">
            <text:p>　12月6日</text:p>
            <text:p>　14時30分</text:p>
          </table:table-cell>
          <table:table-cell table:style-name="ce8" office:value-type="string" calcext:value-type="string">
            <text:p>・プレイヤーを追いかける敵の動きの改良</text:p>
            <text:p>・カメラの動くプログラムと，敵の動きのプログラムの統合</text:p>
            <text:p>・プレイヤーによる，敵への妨害行為の実装の検討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2月9日</text:p>
            <text:p>　12時50分</text:p>
          </table:table-cell>
          <table:table-cell table:style-name="ce7" office:value-type="string" calcext:value-type="string">
            <text:p>・カメラのハッキング動作</text:p>
            <text:p>・催涙スプレーの描画</text:p>
            <text:p>・全員がスタートボタン押したらスタートするように</text:p>
          </table:table-cell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office:value-type="string" calcext:value-type="string">
            <text:p>←足りなくなったら挿入して増やしてください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8" table:number-rows-spanned="1">
            <text:p>○：集合に参加した　　△：参加できなかった(理由あり)　　×：参加しなかった(理由なし)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グループ活動報告書.$A$1" table:cell-range-address="グループ活動報告書.$A$1:グループ活動報告書.$H$24"/>
        </table:named-expressions>
      </table:table>
      <table:table table:name="達成度グラフ" table:style-name="ta2">
        <table:shapes>
          <draw:frame draw:z-index="0" draw:name="グラフ 1" draw:style-name="gr1" svg:width="174.14mm" svg:height="103.03mm" svg:x="144.71mm" svg:y="8.1mm">
            <loext:p draw:notify-on-update-of-ranges="達成度グラフ.A3:達成度グラフ.A14 達成度グラフ.B2:達成度グラフ.B2 達成度グラフ.B3:達成度グラフ.B14 達成度グラフ.C2:達成度グラフ.C2 達成度グラフ.C3:達成度グラフ.C14 達成度グラフ.D2:達成度グラフ.D2 達成度グラフ.D3:達成度グラフ.D14 達成度グラフ.E2:達成度グラフ.E2 達成度グラフ.E3:達成度グラフ.E14 達成度グラフ.F2:達成度グラフ.F2 達成度グラフ.F3:達成度グラフ.F14 達成度グラフ.G2:達成度グラフ.G2 達成度グラフ.G3:達成度グラフ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010" table:default-cell-style-name="ce1"/>
        <table:table-row table:style-name="ro12">
          <table:table-cell office:value-type="string" calcext:value-type="string">
            <text:p>達成度グラフ用データシート</text:p>
          </table:table-cell>
          <table:table-cell table:number-columns-repeated="9"/>
          <table:table-cell table:style-name="ce6" office:value-type="string" calcext:value-type="string">
            <text:p>達成度グラフ</text:p>
          </table:table-cell>
          <table:table-cell table:style-name="ce29" table:formula="of:=[グループ活動報告書.C1]" office:value-type="string" office:string-value="（　28 班）" calcext:value-type="string">
            <text:p>（　28 班）</text:p>
          </table:table-cell>
          <table:table-cell table:number-columns-repeated="1012"/>
        </table:table-row>
        <table:table-row table:style-name="ro13">
          <table:table-cell/>
          <table:table-cell table:style-name="ce16" table:formula="of:=[グループ活動報告書.C3]" office:value-type="string" office:string-value="織田" calcext:value-type="string">
            <text:p>織田</text:p>
          </table:table-cell>
          <table:table-cell table:style-name="ce16" table:formula="of:=[グループ活動報告書.D3]" office:value-type="string" office:string-value="矢野" calcext:value-type="string">
            <text:p>矢野</text:p>
          </table:table-cell>
          <table:table-cell table:style-name="ce16" table:formula="of:=[グループ活動報告書.E3]" office:value-type="string" office:string-value="山口" calcext:value-type="string">
            <text:p>山口</text:p>
          </table:table-cell>
          <table:table-cell table:style-name="ce16" table:number-columns-repeated="3"/>
          <table:table-cell table:number-columns-repeated="1017"/>
        </table:table-row>
        <table:table-row table:style-name="ro14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19" office:value-type="date" office:date-value="2019-10-29" calcext:value-type="date">
            <text:p>10月29日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20"/>
        </table:table-row>
        <table:table-row table:style-name="ro13">
          <table:table-cell table:style-name="ce19" office:value-type="date" office:date-value="2019-11-02" calcext:value-type="date">
            <text:p>11月2日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table:style-name="ce19" office:value-type="date" office:date-value="2019-11-06" calcext:value-type="date">
            <text:p>11月6日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table:style-name="ce19" office:value-type="date" office:date-value="2019-11-07" calcext:value-type="date">
            <text:p>11月7日</text:p>
          </table:table-cell>
          <table:table-cell table:style-name="ce21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20"/>
        </table:table-row>
        <table:table-row table:style-name="ro13">
          <table:table-cell table:style-name="ce19" office:value-type="date" office:date-value="2019-11-08" calcext:value-type="date">
            <text:p>11月8日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020"/>
        </table:table-row>
        <table:table-row table:style-name="ro13">
          <table:table-cell table:style-name="ce19" office:value-type="date" office:date-value="2019-11-11" calcext:value-type="date">
            <text:p>11月11日</text:p>
          </table:table-cell>
          <table:table-cell table:style-name="ce21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1020"/>
        </table:table-row>
        <table:table-row table:style-name="ro13">
          <table:table-cell table:style-name="ce19" office:value-type="date" office:date-value="2019-11-13" calcext:value-type="date">
            <text:p>11月13日</text:p>
          </table:table-cell>
          <table:table-cell table:style-name="ce21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1020"/>
        </table:table-row>
        <table:table-row table:style-name="ro13">
          <table:table-cell table:style-name="ce19" office:value-type="date" office:date-value="2019-11-15" calcext:value-type="date">
            <text:p>11月15日</text:p>
          </table:table-cell>
          <table:table-cell table:style-name="ce2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20"/>
        </table:table-row>
        <table:table-row table:style-name="ro13">
          <table:table-cell table:style-name="ce19" office:value-type="date" office:date-value="2019-11-18" calcext:value-type="date">
            <text:p>11月18日</text:p>
          </table:table-cell>
          <table:table-cell table:style-name="ce21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20"/>
        </table:table-row>
        <table:table-row table:style-name="ro13">
          <table:table-cell table:style-name="ce19" office:value-type="date" office:date-value="2019-11-25" calcext:value-type="date">
            <text:p>11月25日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20"/>
        </table:table-row>
        <table:table-row table:style-name="ro13">
          <table:table-cell table:style-name="ce19" office:value-type="date" office:date-value="2019-11-27" calcext:value-type="date">
            <text:p>11月27日</text:p>
          </table:table-cell>
          <table:table-cell table:style-name="ce21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20"/>
        </table:table-row>
        <table:table-row table:style-name="ro13">
          <table:table-cell table:style-name="ce19" office:value-type="date" office:date-value="2019-11-29" calcext:value-type="date">
            <text:p>11月29日</text:p>
          </table:table-cell>
          <table:table-cell table:style-name="ce21"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20"/>
        </table:table-row>
        <table:table-row table:style-name="ro13">
          <table:table-cell table:style-name="ce19" office:value-type="date" office:date-value="2019-12-02" calcext:value-type="date">
            <text:p>12月2日</text:p>
          </table:table-cell>
          <table:table-cell table:style-name="ce21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62" calcext:value-type="float">
            <text:p>62</text:p>
          </table:table-cell>
          <table:table-cell table:number-columns-repeated="1020"/>
        </table:table-row>
        <table:table-row table:style-name="ro13">
          <table:table-cell table:style-name="ce19" office:value-type="date" office:date-value="2019-12-06" calcext:value-type="date">
            <text:p>12月6日</text:p>
          </table:table-cell>
          <table:table-cell table:style-name="ce21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27" office:value-type="float" office:value="66" calcext:value-type="float">
            <text:p>66</text:p>
          </table:table-cell>
          <table:table-cell table:number-columns-repeated="1020"/>
        </table:table-row>
        <table:table-row table:style-name="ro13" table:number-rows-repeated="4">
          <table:table-cell table:style-name="ce19"/>
          <table:table-cell table:style-name="ce21"/>
          <table:table-cell/>
          <table:table-cell table:style-name="ce27"/>
          <table:table-cell table:number-columns-repeated="1020"/>
        </table:table-row>
        <table:table-row table:style-name="ro13">
          <table:table-cell table:style-name="ce19"/>
          <table:table-cell table:style-name="ce22"/>
          <table:table-cell table:style-name="ce25"/>
          <table:table-cell table:style-name="ce28"/>
          <table:table-cell table:number-columns-repeated="1020"/>
        </table:table-row>
        <table:table-row table:style-name="ro15">
          <table:table-cell/>
          <table:table-cell table:style-name="ce23" office:value-type="string" calcext:value-type="string">
            <text:p>　↑</text:p>
            <text:p>各自の分担の完成を100%としたときの，現在(講義の日)の割合を</text:p>
            <text:p>記入してください．グラフに反映されます．</text:p>
            <text:p>上の記入例は削除して使ってください．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達成度グラフ.$A$1" table:cell-range-address="達成度グラフ.$I$1:達成度グラフ.$N$2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date-style style:name="N111">
      <number:month/>
      <number:text>月</number:text>
      <number:day/>
      <number:text>日</number:text>
    </number:date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VL Pゴシック" fo:font-family="'VL Pゴシック'" fo:font-size="11pt" style:font-name-asian="VL Pゴシック" style:font-family-asian="'VL Pゴシック'" style:font-size-asian="11pt" style:font-name-complex="VL Pゴシック" style:font-family-complex="'VL Pゴシック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11.99mm" fo:margin-right="11.99mm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0mm" fo:margin-bottom="0mm" fo:margin-left="11.99mm" fo:margin-right="11.99mm" style:print-page-order="ltr" style:first-page-number="1" style:scale-to="150%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10-28T16:48:38Z</meta:creation-date>
    <dc:date>2019-12-12T18:01:41.318152321</dc:date>
    <meta:editing-cycles>21</meta:editing-cycles>
    <meta:editing-duration>PT7H16M4S</meta:editing-duration>
    <meta:document-statistic meta:table-count="2" meta:cell-count="156" meta:object-count="1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46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83caff" svg:stroke-opacity="100%" draw:stroke-linejoin="round" svg:stroke-linecap="round"/>
    </style:style>
    <style:style style:family="chart" style:name="GMa0">
      <style:graphic-properties draw:fill="none" draw:stroke="solid" svg:stroke-width="0.00709in" svg:stroke-color="#e6e6e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0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153in" style:font-size-asian="0.15153in" style:font-size-complex="0.15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92.0535433070866pt" svg:width="493.6251181102362pt" chart:style-name="Crt0">
        <chart:legend chart:legend-position="end" chart:legend-align="center" chart:style-name="Lgnd"/>
        <chart:plot-area svg:x="25.25669291338583pt" svg:y="0.0pt" svg:width="448.3558267716535pt" svg:height="274.5070078740158pt" chart:style-name="Plt0">
          <chart:axis chart:dimension="y" chart:name="primary-y" chart:style-name="Axs0">
            <chart:title svg:x="5.52755905511811pt" svg:y="166.5637795275591pt" chart:style-name="AT00">
              <text:p text:style-name="a0" text:class-names="" text:cond-style-name="">達成度(%)</text:p>
            </chart:title>
            <chart:grid chart:class="major" chart:style-name="GMa0"/>
          </chart:axis>
          <chart:axis chart:dimension="x" chart:name="primary-x" chart:style-name="Axs1">
            <chart:categories table:cell-range-address="達成度グラフ.$A$3:.$A$14"/>
          </chart:axis>
          <chart:series chart:label-cell-address="達成度グラフ.$B$2" chart:values-cell-range-address="達成度グラフ.$B$3:.$B$14" chart:class="chart:line" chart:attached-axis="primary-y" chart:style-name="G0S0">
            <chart:data-point chart:repeated="12"/>
          </chart:series>
          <chart:series chart:label-cell-address="達成度グラフ.$C$2" chart:values-cell-range-address="達成度グラフ.$C$3:.$C$14" chart:class="chart:line" chart:attached-axis="primary-y" chart:style-name="G0S1">
            <chart:data-point chart:repeated="12"/>
          </chart:series>
          <chart:series chart:label-cell-address="達成度グラフ.$D$2" chart:values-cell-range-address="達成度グラフ.$D$3:.$D$14" chart:class="chart:line" chart:attached-axis="primary-y" chart:style-name="G0S2">
            <chart:data-point chart:repeated="12"/>
          </chart:series>
          <chart:series chart:label-cell-address="達成度グラフ.$E$2" chart:values-cell-range-address="達成度グラフ.$E$3:.$E$14" chart:class="chart:line" chart:attached-axis="primary-y" chart:style-name="G0S3">
            <chart:data-point chart:repeated="12"/>
          </chart:series>
          <chart:series chart:label-cell-address="達成度グラフ.$F$2" chart:values-cell-range-address="達成度グラフ.$F$3:.$F$14" chart:class="chart:line" chart:attached-axis="primary-y" chart:style-name="G0S4">
            <chart:data-point chart:repeated="12"/>
          </chart:series>
          <chart:series chart:label-cell-address="達成度グラフ.$G$2" chart:values-cell-range-address="達成度グラフ.$G$3:.$G$14" chart:class="chart:line" chart:attached-axis="primary-y" chart:style-name="G0S5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